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F800000289DC424455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svg:stroke-width="0.102cm" svg:stroke-color="#008000" draw:marker-start-width="0.353cm" draw:marker-end-width="0.353cm" draw:fill="none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solid" svg:stroke-width="0.102cm" svg:stroke-color="#008000" draw:marker-start-width="0.353cm" draw:marker-end-width="0.353cm" draw:fill="solid" draw:fill-color="#ffffff" fo:min-height="0.697cm" fo:padding-top="0.1cm" fo:padding-bottom="0.1cm" fo:padding-left="0.225cm" fo:padding-right="0.225cm"/>
    </style:style>
    <style:style style:name="gr4" style:family="graphic" style:parent-style-name="standard">
      <style:graphic-properties draw:stroke="solid" svg:stroke-width="0.102cm" svg:stroke-color="#0000ff" draw:marker-start-width="0.353cm" draw:marker-end-width="0.353cm" draw:fill="solid" draw:fill-color="#ffffff" fo:min-height="0.697cm" fo:padding-top="0.1cm" fo:padding-bottom="0.1cm" fo:padding-left="0.225cm" fo:padding-right="0.225cm"/>
    </style:style>
    <style:style style:name="gr5" style:family="graphic" style:parent-style-name="standard">
      <style:graphic-properties svg:stroke-width="0.102cm" svg:stroke-color="#800000" draw:marker-start-width="0.353cm" draw:marker-end-width="0.353cm" draw:fill="none" draw:textarea-horizontal-align="center" draw:textarea-vertical-align="middle" fo:padding-top="0.1cm" fo:padding-bottom="0.1cm" fo:padding-left="0.225cm" fo:padding-right="0.225cm"/>
    </style:style>
    <style:style style:name="gr6" style:family="graphic" style:parent-style-name="standard">
      <style:graphic-properties svg:stroke-width="0.102cm" svg:stroke-color="#0000ff" draw:marker-start-width="0.353cm" draw:marker-end-width="0.353cm" draw:fill="none" draw:textarea-horizontal-align="center" draw:textarea-vertical-align="middle" fo:padding-top="0.1cm" fo:padding-bottom="0.1cm" fo:padding-left="0.225cm" fo:padding-right="0.225cm"/>
    </style:style>
    <style:style style:name="gr7" style:family="graphic" style:parent-style-name="standard">
      <style:graphic-properties draw:stroke="solid" svg:stroke-width="0.102cm" svg:stroke-color="#800000" draw:marker-start-width="0.353cm" draw:marker-end-width="0.353cm" draw:fill="solid" draw:fill-color="#ffffff" fo:min-height="0.697cm" fo:padding-top="0.1cm" fo:padding-bottom="0.1cm" fo:padding-left="0.225cm" fo:padding-right="0.225cm"/>
    </style:style>
    <style:style style:name="gr8" style:family="graphic" style:parent-style-name="standard">
      <style:graphic-properties draw:stroke="solid" svg:stroke-width="0.102cm" svg:stroke-color="#ffd320" draw:marker-start-width="0.353cm" draw:marker-end-width="0.353cm" draw:fill="solid" draw:fill-color="#ffffff" fo:min-height="0.697cm" fo:padding-top="0.1cm" fo:padding-bottom="0.1cm" fo:padding-left="0.225cm" fo:padding-right="0.225cm"/>
    </style:style>
    <style:style style:name="gr9" style:family="graphic" style:parent-style-name="standard">
      <style:graphic-properties svg:stroke-color="#ffd320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stroke="solid" svg:stroke-width="0.102cm" svg:stroke-color="#800000" draw:marker-start-width="0.353cm" draw:marker-end-width="0.353cm" draw:fill="solid" draw:fill-color="#ffffff" fo:min-height="0.418cm" fo:padding-top="0.1cm" fo:padding-bottom="0.1cm" fo:padding-left="0.225cm" fo:padding-right="0.225cm"/>
    </style:style>
    <style:style style:name="gr11" style:family="graphic" style:parent-style-name="standard">
      <style:graphic-properties draw:stroke="solid" svg:stroke-width="0.102cm" svg:stroke-color="#0000ff" draw:marker-start-width="0.353cm" draw:marker-end-width="0.353cm" draw:fill="solid" draw:fill-color="#ffffff" fo:min-height="0.418cm" fo:padding-top="0.1cm" fo:padding-bottom="0.1cm" fo:padding-left="0.225cm" fo:padding-right="0.225cm"/>
    </style:style>
    <style:style style:name="gr12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/>
      <style:text-properties fo:font-size="10.5pt" style:font-size-asian="10.5pt" style:font-size-complex="10.5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9.59cm" svg:height="13.824cm" svg:x="1cm" svg:y="7.089cm">
          <draw:image xlink:href="Pictures/10000000000003F800000289DC424455.png" xlink:type="simple" xlink:show="embed" xlink:actuate="onLoad">
            <text:p text:style-name="P3"/>
          </draw:image>
        </draw:frame>
        <draw:rect draw:style-name="gr2" draw:text-style-name="P2" draw:layer="layout" svg:width="3.845cm" svg:height="11.941cm" svg:x="1.112cm" svg:y="8.961cm">
          <text:p text:style-name="P2"/>
          <text:p text:style-name="P2"/>
        </draw:rect>
        <draw:frame draw:style-name="gr3" draw:text-style-name="P4" draw:layer="layout" svg:width="3.492cm" svg:height="0.913cm" svg:x="1.305cm" svg:y="19.901cm">
          <draw:text-box draw:corner-radius="0.247cm">
            <text:p text:style-name="P3"><text:span text:style-name="T1">Navigation</text:span></text:p>
          </draw:text-box>
        </draw:frame>
        <draw:frame draw:style-name="gr4" draw:text-style-name="P3" draw:layer="layout" svg:width="1.963cm" svg:height="0.913cm" svg:x="18.568cm" svg:y="17.485cm">
          <draw:text-box draw:corner-radius="0.247cm">
            <text:p text:style-name="P3">Form</text:p>
          </draw:text-box>
        </draw:frame>
        <draw:rect draw:style-name="gr5" draw:text-style-name="P2" draw:layer="layout" svg:width="15.527cm" svg:height="4.867cm" svg:x="5.063cm" svg:y="8.961cm">
          <text:p text:style-name="P2"/>
          <text:p text:style-name="P2"/>
        </draw:rect>
        <draw:rect draw:style-name="gr6" draw:text-style-name="P2" draw:layer="layout" svg:width="15.523cm" svg:height="7.017cm" svg:x="5.067cm" svg:y="13.903cm">
          <text:p text:style-name="P2"/>
          <text:p text:style-name="P2"/>
        </draw:rect>
        <draw:frame draw:style-name="gr7" draw:text-style-name="P3" draw:layer="layout" svg:width="1.963cm" svg:height="0.913cm" svg:x="18.527cm" svg:y="11.348cm">
          <draw:text-box draw:corner-radius="0.247cm">
            <text:p text:style-name="P3">Grid</text:p>
          </draw:text-box>
        </draw:frame>
        <draw:frame draw:style-name="gr8" draw:text-style-name="P3" draw:layer="layout" svg:width="1.963cm" svg:height="0.913cm" svg:x="10.026cm" svg:y="7.838cm">
          <draw:text-box draw:corner-radius="0.247cm">
            <text:p text:style-name="P3">Tabs</text:p>
          </draw:text-box>
        </draw:frame>
        <draw:line draw:style-name="gr9" draw:text-style-name="P1" draw:layer="layout" svg:x1="10.072cm" svg:y1="8.643cm" svg:x2="7.408cm" svg:y2="9.173cm">
          <text:p text:style-name="P3"/>
        </draw:line>
        <draw:line draw:style-name="gr9" draw:text-style-name="P1" draw:layer="layout" svg:x1="10.389cm" svg:y1="8.767cm" svg:x2="9.595cm" svg:y2="9.261cm">
          <text:p text:style-name="P3"/>
        </draw:line>
        <draw:line draw:style-name="gr9" draw:text-style-name="P1" draw:layer="layout" svg:x1="11.236cm" svg:y1="8.749cm" svg:x2="11.659cm" svg:y2="9.226cm">
          <text:p text:style-name="P3"/>
        </draw:line>
        <draw:line draw:style-name="gr9" draw:text-style-name="P1" draw:layer="layout" svg:x1="11.818cm" svg:y1="8.802cm" svg:x2="13.97cm" svg:y2="9.208cm">
          <text:p text:style-name="P3"/>
        </draw:line>
        <draw:frame draw:style-name="gr10" draw:text-style-name="P5" draw:layer="layout" svg:width="2.276cm" svg:height="0.618cm" svg:x="5.273cm" svg:y="11.546cm">
          <draw:text-box draw:corner-radius="0.247cm">
            <text:p text:style-name="P3"><text:span text:style-name="T2">Pagination</text:span></text:p>
          </draw:text-box>
        </draw:frame>
        <draw:frame draw:style-name="gr10" draw:text-style-name="P5" draw:layer="layout" svg:width="2.699cm" svg:height="0.618cm" svg:x="8.002cm" svg:y="11.993cm">
          <draw:text-box draw:corner-radius="0.247cm">
            <text:p text:style-name="P3"><text:span text:style-name="T2">Grid Refresh</text:span></text:p>
          </draw:text-box>
        </draw:frame>
        <draw:frame draw:style-name="gr10" draw:text-style-name="P5" draw:layer="layout" svg:width="2.911cm" svg:height="1.023cm" svg:x="13.146cm" svg:y="12.022cm">
          <draw:text-box draw:corner-radius="0.247cm">
            <text:p text:style-name="P3"><text:span text:style-name="T2">Right-Click Context Menu</text:span></text:p>
          </draw:text-box>
        </draw:frame>
        <draw:frame draw:style-name="gr11" draw:text-style-name="P5" draw:layer="layout" svg:width="2.664cm" svg:height="0.618cm" svg:x="6.561cm" svg:y="18.29cm">
          <draw:text-box draw:corner-radius="0.247cm">
            <text:p text:style-name="P3"><text:span text:style-name="T2">Save Buttons</text:span></text:p>
          </draw:text-box>
        </draw:frame>
        <draw:line draw:style-name="gr12" draw:text-style-name="P1" draw:layer="layout" svg:x1="6.72cm" svg:y1="18.891cm" svg:x2="5.979cm" svg:y2="20.355cm">
          <text:p text:style-name="P3"/>
        </draw:line>
        <draw:frame draw:style-name="gr11" draw:text-style-name="P5" draw:layer="layout" svg:width="2.664cm" svg:height="0.618cm" svg:x="9.93cm" svg:y="18.643cm">
          <draw:text-box draw:corner-radius="0.247cm">
            <text:p text:style-name="P3"><text:span text:style-name="T2">PDF Report</text:span></text:p>
          </draw:text-box>
        </draw:frame>
        <draw:line draw:style-name="gr12" draw:text-style-name="P1" draw:layer="layout" svg:x1="7.443cm" svg:y1="18.909cm" svg:x2="7.443cm" svg:y2="20.373cm">
          <text:p text:style-name="P3"/>
        </draw:line>
        <draw:line draw:style-name="gr12" draw:text-style-name="P1" draw:layer="layout" svg:x1="10.636cm" svg:y1="19.244cm" svg:x2="9.86cm" svg:y2="20.337cm">
          <text:p text:style-name="P3"/>
        </draw:line>
        <draw:line draw:style-name="gr13" draw:text-style-name="P1" draw:layer="layout" svg:x1="13.155cm" svg:y1="12.306cm" svg:x2="12.456cm" svg:y2="11.607cm">
          <text:p text:style-name="P3"/>
        </draw:line>
        <draw:line draw:style-name="gr13" draw:text-style-name="P1" draw:layer="layout" svg:x1="8.99cm" svg:y1="12.593cm" svg:x2="8.919cm" svg:y2="13.458cm">
          <text:p text:style-name="P3"/>
        </draw:line>
        <draw:line draw:style-name="gr13" draw:text-style-name="P1" draw:layer="layout" svg:x1="6.351cm" svg:y1="12.112cm" svg:x2="6.738cm" svg:y2="13.416cm">
          <text:p text:style-name="P3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52cm" svg:stroke-color="#000000" draw:marker-start-width="0.533cm" draw:marker-start-center="false" draw:marker-end-width="0.53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dc:creator>Chris Stotts</dc:creator>
    <dc:date>2008-06-17T17:17:04</dc:date>
    <meta:editing-cycles>13</meta:editing-cycles>
    <meta:editing-duration>PT1H2M50S</meta:editing-duration>
    <meta:user-defined meta:name="Info 1"/>
    <meta:user-defined meta:name="Info 2"/>
    <meta:user-defined meta:name="Info 3"/>
    <meta:user-defined meta:name="Info 4"/>
    <meta:document-statistic meta:object-count="23"/>
  </office:meta>
</office:document-meta>
</file>